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2.9665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1.0339in"/>
    </style:style>
    <style:style style:name="co21" style:family="table-column">
      <style:table-column-properties fo:break-before="auto" style:column-width="0.7909in"/>
    </style:style>
    <style:style style:name="co22" style:family="table-column">
      <style:table-column-properties fo:break-before="auto" style:column-width="4.5516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1.6228in"/>
    </style:style>
    <style:style style:name="co25" style:family="table-column">
      <style:table-column-properties fo:break-before="auto" style:column-width="6.6173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3.102in"/>
    </style:style>
    <style:style style:name="co28" style:family="table-column">
      <style:table-column-properties fo:break-before="auto" style:column-width="3.298in"/>
    </style:style>
    <style:style style:name="co29" style:family="table-column">
      <style:table-column-properties fo:break-before="auto" style:column-width="2.0654in"/>
    </style:style>
    <style:style style:name="co30" style:family="table-column">
      <style:table-column-properties fo:break-before="auto" style:column-width="0.4752in"/>
    </style:style>
    <style:style style:name="co31" style:family="table-column">
      <style:table-column-properties fo:break-before="auto" style:column-width="3.1201in"/>
    </style:style>
    <style:style style:name="co32" style:family="table-column">
      <style:table-column-properties fo:break-before="auto" style:column-width="0.9201in"/>
    </style:style>
    <style:style style:name="co33" style:family="table-column">
      <style:table-column-properties fo:break-before="auto" style:column-width="3.0161in"/>
    </style:style>
    <style:style style:name="co34" style:family="table-column">
      <style:table-column-properties fo:break-before="auto" style:column-width="2.2929in"/>
    </style:style>
    <style:style style:name="co35" style:family="table-column">
      <style:table-column-properties fo:break-before="auto" style:column-width="7.2161in"/>
    </style:style>
    <style:style style:name="co36" style:family="table-column">
      <style:table-column-properties fo:break-before="auto" style:column-width="2.1953in"/>
    </style:style>
    <style:style style:name="co37" style:family="table-column">
      <style:table-column-properties fo:break-before="auto" style:column-width="0.4193in"/>
    </style:style>
    <style:style style:name="co38" style:family="table-column">
      <style:table-column-properties fo:break-before="auto" style:column-width="1.0409in"/>
    </style:style>
    <style:style style:name="co39" style:family="table-column">
      <style:table-column-properties fo:break-before="auto" style:column-width="1.011in"/>
    </style:style>
    <style:style style:name="co40" style:family="table-column">
      <style:table-column-properties fo:break-before="auto" style:column-width="1.6717in"/>
    </style:style>
    <style:style style:name="co41" style:family="table-column">
      <style:table-column-properties fo:break-before="auto" style:column-width="3.0783in"/>
    </style:style>
    <style:style style:name="co42" style:family="table-column">
      <style:table-column-properties fo:break-before="auto" style:column-width="1.6134in"/>
    </style:style>
    <style:style style:name="co43" style:family="table-column">
      <style:table-column-properties fo:break-before="auto" style:column-width="1.372in"/>
    </style:style>
    <style:style style:name="co44" style:family="table-column">
      <style:table-column-properties fo:break-before="auto" style:column-width="13.2398in"/>
    </style:style>
    <style:style style:name="co45" style:family="table-column">
      <style:table-column-properties fo:break-before="auto" style:column-width="2.748in"/>
    </style:style>
    <style:style style:name="co46" style:family="table-column">
      <style:table-column-properties fo:break-before="auto" style:column-width="1.6654in"/>
    </style:style>
    <style:style style:name="co47" style:family="table-column">
      <style:table-column-properties fo:break-before="auto" style:column-width="2.8402in"/>
    </style:style>
    <style:style style:name="co48" style:family="table-column">
      <style:table-column-properties fo:break-before="auto" style:column-width="2.0382in"/>
    </style:style>
    <style:style style:name="co49" style:family="table-column">
      <style:table-column-properties fo:break-before="auto" style:column-width="8.2516in"/>
    </style:style>
    <style:style style:name="co72" style:family="table-column">
      <style:table-column-properties fo:break-before="auto" style:column-width="2.6217in"/>
    </style:style>
    <style:style style:name="co61" style:family="table-column">
      <style:table-column-properties fo:break-before="auto" style:column-width="1.0161in"/>
    </style:style>
    <style:style style:name="co73" style:family="table-column">
      <style:table-column-properties fo:break-before="auto" style:column-width="0.5472in"/>
    </style:style>
    <style:style style:name="co58" style:family="table-column">
      <style:table-column-properties fo:break-before="auto" style:column-width="1.5035in"/>
    </style:style>
    <style:style style:name="co74" style:family="table-column">
      <style:table-column-properties fo:break-before="auto" style:column-width="1.6591in"/>
    </style:style>
    <style:style style:name="co75" style:family="table-column">
      <style:table-column-properties fo:break-before="auto" style:column-width="3.1925in"/>
    </style:style>
    <style:style style:name="co76" style:family="table-column">
      <style:table-column-properties fo:break-before="auto" style:column-width="2.728in"/>
    </style:style>
    <style:style style:name="co77" style:family="table-column">
      <style:table-column-properties fo:break-before="auto" style:column-width="1.5362in"/>
    </style:style>
    <style:style style:name="co78" style:family="table-column">
      <style:table-column-properties fo:break-before="auto" style:column-width="6.2244in"/>
    </style:style>
    <style:style style:name="co79" style:family="table-column">
      <style:table-column-properties fo:break-before="auto" style:column-width="1.3437in"/>
    </style:style>
    <style:style style:name="co62" style:family="table-column">
      <style:table-column-properties fo:break-before="auto" style:column-width="2.611in"/>
    </style:style>
    <style:style style:name="co63" style:family="table-column">
      <style:table-column-properties fo:break-before="auto" style:column-width="1.6535in"/>
    </style:style>
    <style:style style:name="co64" style:family="table-column">
      <style:table-column-properties fo:break-before="auto" style:column-width="1.5591in"/>
    </style:style>
    <style:style style:name="co65" style:family="table-column">
      <style:table-column-properties fo:break-before="auto" style:column-width="1.2925in"/>
    </style:style>
    <style:style style:name="co66" style:family="table-column">
      <style:table-column-properties fo:break-before="auto" style:column-width="1.611in"/>
    </style:style>
    <style:style style:name="co67" style:family="table-column">
      <style:table-column-properties fo:break-before="auto" style:column-width="1.25in"/>
    </style:style>
    <style:style style:name="co68" style:family="table-column">
      <style:table-column-properties fo:break-before="auto" style:column-width="1.0256in"/>
    </style:style>
    <style:style style:name="co69" style:family="table-column">
      <style:table-column-properties fo:break-before="auto" style:column-width="2.9126in"/>
    </style:style>
    <style:style style:name="co70" style:family="table-column">
      <style:table-column-properties fo:break-before="auto" style:column-width="1.6898in"/>
    </style:style>
    <style:style style:name="co71" style:family="table-column">
      <style:table-column-properties fo:break-before="auto" style:column-width="2.8681in"/>
    </style:style>
    <style:style style:name="co80" style:family="table-column">
      <style:table-column-properties fo:break-before="auto" style:column-width="2.222in"/>
    </style:style>
    <style:style style:name="co81" style:family="table-column">
      <style:table-column-properties fo:break-before="auto" style:column-width="6.1181in"/>
    </style:style>
    <style:style style:name="co82" style:family="table-column">
      <style:table-column-properties fo:break-before="auto" style:column-width="3.2283in"/>
    </style:style>
    <style:style style:name="co83" style:family="table-column">
      <style:table-column-properties fo:break-before="auto" style:column-width="3.4in"/>
    </style:style>
    <style:style style:name="co84" style:family="table-column">
      <style:table-column-properties fo:break-before="auto" style:column-width="4.0016in"/>
    </style:style>
    <style:style style:name="co85" style:family="table-column">
      <style:table-column-properties fo:break-before="auto" style:column-width="14.8335in"/>
    </style:style>
    <style:style style:name="co86" style:family="table-column">
      <style:table-column-properties fo:break-before="auto" style:column-width="2.6575in"/>
    </style:style>
    <style:style style:name="co87" style:family="table-column">
      <style:table-column-properties fo:break-before="auto" style:column-width="1.7827in"/>
    </style:style>
    <style:style style:name="co88" style:family="table-column">
      <style:table-column-properties fo:break-before="auto" style:column-width="1.0717in"/>
    </style:style>
    <style:style style:name="co89" style:family="table-column">
      <style:table-column-properties fo:break-before="auto" style:column-width="1.2598in"/>
    </style:style>
    <style:style style:name="co90" style:family="table-column">
      <style:table-column-properties fo:break-before="auto" style:column-width="7.3744in"/>
    </style:style>
    <style:style style:name="co91" style:family="table-column">
      <style:table-column-properties fo:break-before="auto" style:column-width="3.2083in"/>
    </style:style>
    <style:style style:name="co92" style:family="table-column">
      <style:table-column-properties fo:break-before="auto" style:column-width="1.7555in"/>
    </style:style>
    <style:style style:name="co93" style:family="table-column">
      <style:table-column-properties fo:break-before="auto" style:column-width="4.261in"/>
    </style:style>
    <style:style style:name="co94" style:family="table-column">
      <style:table-column-properties fo:break-before="auto" style:column-width="0.8201in"/>
    </style:style>
    <style:style style:name="co95" style:family="table-column">
      <style:table-column-properties fo:break-before="auto" style:column-width="1.948in"/>
    </style:style>
    <style:style style:name="co96" style:family="table-column">
      <style:table-column-properties fo:break-before="auto" style:column-width="8.2543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OVERVIEW">
      <style:table-properties table:display="true" style:writing-mode="lr-tb"/>
    </style:style>
    <style:style style:name="ta11" style:family="table" style:master-page-name="PageStyle_5f_MAIN_20_ASSEMBLY">
      <style:table-properties table:display="true" style:writing-mode="lr-tb"/>
    </style:style>
    <style:style style:name="ta12" style:family="table" style:master-page-name="PageStyle_5f_IO_20_SELECT_20_PCA">
      <style:table-properties table:display="true" style:writing-mode="lr-tb"/>
    </style:style>
    <style:style style:name="ta13" style:family="table" style:master-page-name="PageStyle_5f_MCU_20_PCA">
      <style:table-properties table:display="true" style:writing-mode="lr-tb"/>
    </style:style>
    <style:style style:name="ta14" style:family="table" style:master-page-name="PageStyle_5f_FRONT_20_PANEL_20_SELECT_20_PCA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/>
    <style:style style:name="ce31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37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3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0">
        <office:forms form:automatic-focus="false" form:apply-design-mode="false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5" table:formula="of:=SUM([$'MAIN ASSEMBLY'.D$1:$'MAIN ASSEMBLY'.D$1048575])" office:value-type="currency" office:currency="USD" office:value="325.0675">
            <text:p>$325.07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1" office:value-type="string">
            <text:p>COMPONENT</text:p>
          </table:table-cell>
          <table:table-cell table:style-name="ce31" office:value-type="string">
            <text:p>SCHEMATIC ENTRY</text:p>
          </table:table-cell>
          <table:table-cell table:style-name="ce31" office:value-type="string">
            <text:p>PARTS SOURCING</text:p>
          </table:table-cell>
          <table:table-cell table:style-name="ce31" office:value-type="string">
            <text:p>FOOTPRINT ASSIGNMENT</text:p>
          </table:table-cell>
          <table:table-cell table:style-name="ce31" office:value-type="string">
            <text:p>MECHANICAL / PCB LAYOUT</text:p>
          </table:table-cell>
          <table:table-cell table:style-name="ce31" office:value-type="string">
            <text:p>CODE</text:p>
          </table:table-cell>
          <table:table-cell table:style-name="ce39" table:number-columns-repeated="58"/>
          <table:table-cell table:number-columns-repeated="960"/>
        </table:table-row>
        <table:table-row table:style-name="ro1">
          <table:table-cell table:style-name="ce32" office:value-type="string">
            <text:p>CHASSIS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CABLES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AC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5V PWR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15V PWR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IO PCA</text:p>
          </table:table-cell>
          <table:table-cell table:number-columns-repeated="2" table:style-name="ce37" office:value-type="string">
            <text:p>INITIAL</text:p>
          </table:table-cell>
          <table:table-cell table:style-name="ce37" office:value-type="string">
            <text:p>PRELIMINARY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IO SELECT PCA</text:p>
          </table:table-cell>
          <table:table-cell table:number-columns-repeated="2" table:style-name="ce37" office:value-type="string">
            <text:p>INITIAL</text:p>
          </table:table-cell>
          <table:table-cell table:style-name="ce37" office:value-type="string">
            <text:p>PRELIMINARY</text:p>
          </table:table-cell>
          <table:table-cell table:style-name="ce37" office:value-type="string">
            <text:p>TODO</text:p>
          </table:table-cell>
          <table:table-cell table:style-name="ce37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BALANCED IO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number-columns-repeated="2" table:style-name="ce3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GAIN STAGE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number-columns-repeated="2" table:style-name="ce3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MCU PCA</text:p>
          </table:table-cell>
          <table:table-cell table:number-columns-repeated="2" table:style-name="ce37" office:value-type="string">
            <text:p>AWAITING REVIEW</text:p>
          </table:table-cell>
          <table:table-cell table:style-name="ce37" office:value-type="string">
            <text:p>PRELIMINARY</text:p>
          </table:table-cell>
          <table:table-cell table:number-columns-repeated="2" table:style-name="ce3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FRONT PANEL SELECT PCA</text:p>
          </table:table-cell>
          <table:table-cell table:style-name="ce37" office:value-type="string">
            <text:p>INITIAL</text:p>
          </table:table-cell>
          <table:table-cell table:number-columns-repeated="2" table:style-name="ce37" office:value-type="string">
            <text:p>PRELIMINARY</text:p>
          </table:table-cell>
          <table:table-cell table:number-columns-repeated="2" table:style-name="ce3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HEADPHONE CROSSFEED PCA</text:p>
          </table:table-cell>
          <table:table-cell table:number-columns-repeated="2" table:style-name="ce37" office:value-type="string">
            <text:p>INITIAL</text:p>
          </table:table-cell>
          <table:table-cell table:number-columns-repeated="3" table:style-name="ce3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HEADPHONE AMP PCA</text:p>
          </table:table-cell>
          <table:table-cell table:number-columns-repeated="2" table:style-name="ce37" office:value-type="string">
            <text:p>AWAITING REVIEW</text:p>
          </table:table-cell>
          <table:table-cell table:number-columns-repeated="2"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FINAL ASSEMBLY HARDWARE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KNOB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PRELIMINARY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PWR SWITCH</text:p>
          </table:table-cell>
          <table:table-cell table:style-name="ce37" office:value-type="string">
            <text:p>INITIAL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style-name="ce3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REMOTE</text:p>
          </table:table-cell>
          <table:table-cell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number-columns-repeated="2" table:style-name="ce36" office:value-type="string">
            <text:p>N/A</text:p>
          </table:table-cell>
          <table:table-cell table:style-name="ce37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11">
        <office:forms form:automatic-focus="false" form:apply-design-mode="false"/>
        <table:table-column table:style-name="co62" table:default-cell-style-name="ce41"/>
        <table:table-column table:style-name="co8" table:default-cell-style-name="ce42"/>
        <table:table-column table:style-name="co9" table:default-cell-style-name="ce14"/>
        <table:table-column table:style-name="co10" table:default-cell-style-name="ce14"/>
        <table:table-column table:style-name="co7" table:default-cell-style-name="ce42"/>
        <table:table-column table:style-name="co11" table:default-cell-style-name="ce41"/>
        <table:table-column table:style-name="co12" table:default-cell-style-name="ce42"/>
        <table:table-column table:style-name="co68" table:default-cell-style-name="ce41"/>
        <table:table-column table:style-name="co7" table:number-columns-repeated="55" table:default-cell-style-name="ce41"/>
        <table:table-column table:style-name="co7" table:number-columns-repeated="960" table:default-cell-style-name="ce45"/>
        <table:table-column table:style-name="co14" table:default-cell-style-name="ce45"/>
        <table:table-row table:style-name="ro7">
          <table:table-cell table:style-name="ce40" office:value-type="string">
            <text:p>DESCRIPTION</text:p>
          </table:table-cell>
          <table:table-cell table:style-name="ce40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40" office:value-type="string">
            <text:p>REF D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SUPPLIER</text:p>
          </table:table-cell>
          <table:table-cell table:style-name="ce40" office:value-type="string">
            <text:p>SUPPLIER PN</text:p>
          </table:table-cell>
          <table:table-cell table:style-name="ce40" office:value-type="string">
            <text:p>LINK</text:p>
          </table:table-cell>
          <table:table-cell table:number-columns-repeated="1015"/>
        </table:table-row>
        <table:table-row table:style-name="ro7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724">
            <text:p>$41.72</text:p>
          </table:table-cell>
          <table:table-cell table:formula="of:=[.C9]*[.B9]" office:value-type="currency" office:currency="USD" office:value="41.724">
            <text:p>$41.7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15.081">
            <text:p>$15.08</text:p>
          </table:table-cell>
          <table:table-cell table:formula="of:=[.C10]*[.B10]" office:value-type="currency" office:currency="USD" office:value="15.081">
            <text:p>$15.08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1.1235">
            <text:p>$11.12</text:p>
          </table:table-cell>
          <table:table-cell table:formula="of:=[.C11]*[.B11]" office:value-type="currency" office:currency="USD" office:value="11.1235">
            <text:p>$11.1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4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7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5.232">
            <text:p>$35.23</text:p>
          </table:table-cell>
          <table:table-cell table:formula="of:=[.C13]*[.B13]" office:value-type="currency" office:currency="USD" office:value="35.232">
            <text:p>$35.2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5">
            <text:p>$7.35</text:p>
          </table:table-cell>
          <table:table-cell table:formula="of:=[.C15]*[.B15]" office:value-type="currency" office:currency="USD" office:value="7.35">
            <text:p>$7.3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43" office:value-type="string">
            <text:p>DIGIKEY</text:p>
          </table:table-cell>
          <table:table-cell table:style-name="ce44" office:value-type="string">
            <text:p>1948-2261-ND</text:p>
          </table:table-cell>
          <table:table-cell table:style-name="ce44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7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4" office:value-type="string">
            <text:p>Q336-ND</text:p>
          </table:table-cell>
          <table:table-cell table:style-name="ce44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7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7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4" office:value-type="string">
            <text:p>3-01-0019</text:p>
          </table:table-cell>
          <table:table-cell table:style-name="ce44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5">
        <table:table-column table:style-name="co17" table:default-cell-style-name="ce1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21" table:default-cell-style-name="ce19"/>
        <table:table-column table:style-name="co22" table:default-cell-style-name="ce1"/>
        <table:table-column table:style-name="co23" table:default-cell-style-name="ce19"/>
        <table:table-column table:style-name="co24" table:default-cell-style-name="ce1"/>
        <table:table-column table:style-name="co25" table:default-cell-style-name="ce1"/>
        <table:table-column table:style-name="co26" table:number-columns-repeated="54" table:default-cell-style-name="ce1"/>
        <table:table-column table:style-name="co26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3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3" office:value-type="string">
            <text:p>399-9854-1-ND</text:p>
          </table:table-cell>
          <table:table-cell table:style-name="ce23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3" office:value-type="string">
            <text:p>311-4.70MFRCT-ND</text:p>
          </table:table-cell>
          <table:table-cell table:style-name="ce23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2POS 2.5MM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26" office:value-type="string">
            <text:p>J3</text:p>
          </table:table-cell>
          <table:table-cell table:style-name="ce24" office:value-type="string">
            <text:p>Connect power switch to pcb</text:p>
          </table:table-cell>
          <table:table-cell table:style-name="ce28"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25" office:value-type="string">
            <text:p>Z5412-ND</text:p>
          </table:table-cell>
          <table:table-cell table:style-name="ce25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25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25" office:value-type="string">
            <text:p>952-2573-ND</text:p>
          </table:table-cell>
          <table:table-cell table:style-name="ce25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25" office:value-type="string">
            <text:p>S1011E-02-ND</text:p>
          </table:table-cell>
          <table:table-cell table:style-name="ce25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6">
        <table:table-column table:style-name="co27" table:default-cell-style-name="ce1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21" table:default-cell-style-name="ce19"/>
        <table:table-column table:style-name="co28" table:default-cell-style-name="ce1"/>
        <table:table-column table:style-name="co23" table:default-cell-style-name="ce19"/>
        <table:table-column table:style-name="co29" table:default-cell-style-name="ce1"/>
        <table:table-column table:style-name="co30" table:default-cell-style-name="ce1"/>
        <table:table-column table:style-name="co26" table:number-columns-repeated="54" table:default-cell-style-name="ce1"/>
        <table:table-column table:style-name="co26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09-ND</text:p>
          </table:table-cell>
          <table:table-cell table:style-name="ce23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2POS 2.5MM</text:p>
          </table:table-cell>
          <table:table-cell table:style-name="ce26" office:value-type="float" office:value="3">
            <text:p>3</text:p>
          </table:table-cell>
          <table:table-cell table:style-name="ce27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26"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3" office:value-type="string">
            <text:p>IC REG LINEAR 5V 1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26" office:value-type="string">
            <text:p>U3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296-47192-ND</text:p>
          </table:table-cell>
          <table:table-cell table:style-name="ce23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4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table:table-column table:style-name="co31" table:default-cell-style-name="ce1"/>
        <table:table-column table:style-name="co8" table:default-cell-style-name="ce19"/>
        <table:table-column table:style-name="co9" table:default-cell-style-name="ce14"/>
        <table:table-column table:style-name="co10" table:default-cell-style-name="ce14"/>
        <table:table-column table:style-name="co32" table:default-cell-style-name="ce19"/>
        <table:table-column table:style-name="co33" table:default-cell-style-name="ce1"/>
        <table:table-column table:style-name="co7" table:default-cell-style-name="ce19"/>
        <table:table-column table:style-name="co34" table:default-cell-style-name="ce1"/>
        <table:table-column table:style-name="co35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43-ND</text:p>
          </table:table-cell>
          <table:table-cell table:style-name="ce23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C REG LINEAR 15V 1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26" office:value-type="string">
            <text:p>U1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296-44418-5-ND</text:p>
          </table:table-cell>
          <table:table-cell table:style-name="ce23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3" office:value-type="string">
            <text:p>IC REG LINEAR -15V 1.5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26" office:value-type="string">
            <text:p>U2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LM7915CT/NOPB-ND</text:p>
          </table:table-cell>
          <table:table-cell table:style-name="ce23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3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24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6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40" table:default-cell-style-name="ce19"/>
        <table:table-column table:style-name="co41" table:default-cell-style-name="ce1"/>
        <table:table-column table:style-name="co42" table:default-cell-style-name="ce19"/>
        <table:table-column table:style-name="co43" table:default-cell-style-name="ce1"/>
        <table:table-column table:style-name="co44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45" table:default-cell-style-name="Default"/>
        <table:table-column table:style-name="co14" table:default-cell-style-name="ce26"/>
        <table:table-column table:style-name="co14" table:number-columns-repeated="2" table:default-cell-style-name="ce27"/>
        <table:table-column table:style-name="co46" table:default-cell-style-name="ce26"/>
        <table:table-column table:style-name="co47" table:default-cell-style-name="Default"/>
        <table:table-column table:style-name="co14" table:default-cell-style-name="ce26"/>
        <table:table-column table:style-name="co48" table:default-cell-style-name="Default"/>
        <table:table-column table:style-name="co49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92">
            <text:p>$0.92</text:p>
          </table:table-cell>
          <table:table-cell table:style-name="ce14" table:formula="of:=[.C3]*[.B3]" office:value-type="currency" office:currency="USD" office:value="1.84">
            <text:p>$1.84</text:p>
          </table:table-cell>
          <table:table-cell table:style-name="ce19" office:value-type="string">
            <text:p>J82, J88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77">
            <text:p>$0.77</text:p>
          </table:table-cell>
          <table:table-cell table:style-name="ce14" table:formula="of:=[.C4]*[.B4]" office:value-type="currency" office:currency="USD" office:value="1.54">
            <text:p>$1.54</text:p>
          </table:table-cell>
          <table:table-cell table:style-name="ce19" office:value-type="string">
            <text:p>J83, J89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5]*[.B5]" office:value-type="currency" office:currency="USD" office:value="0.48">
            <text:p>$0.48</text:p>
          </table:table-cell>
          <table:table-cell table:style-name="ce19" office:value-type="string">
            <text:p>D59, D60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5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14" table:formula="of:=[.C7]*[.B7]" office:value-type="currency" office:currency="USD" office:value="2.28">
            <text:p>$2.28</text:p>
          </table:table-cell>
          <table:table-cell office:value-type="string">
            <text:p>U21 – U23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3" office:value-type="string">
            <text:p>NJM2068M-ND</text:p>
          </table:table-cell>
          <table:table-cell table:style-name="ce23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4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24" office:value-type="string">
            <text:p>+/-15VDC</text:p>
          </table:table-cell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1011E-03-ND</text:p>
          </table:table-cell>
          <table:table-cell table:style-name="ce29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4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909FRCT-ND</text:p>
          </table:table-cell>
          <table:table-cell table:style-name="ce29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9.09KFRCT-ND</text:p>
          </table:table-cell>
          <table:table-cell table:style-name="ce24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4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.0KFRCT-ND</text:p>
          </table:table-cell>
          <table:table-cell table:style-name="ce24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4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4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471-1-ND</text:p>
          </table:table-cell>
          <table:table-cell table:style-name="ce24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7]*[.B17]" office:value-type="currency" office:currency="USD" office:value="0.2">
            <text:p>$0.20</text:p>
          </table:table-cell>
          <table:table-cell office:value-type="string">
            <text:p>R68, R6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25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14" table:formula="of:=[.C18]*[.B18]" office:value-type="currency" office:currency="USD" office:value="0.98">
            <text:p>$0.98</text:p>
          </table:table-cell>
          <table:table-cell office:value-type="string">
            <text:p>C73, C74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25" office:value-type="string">
            <text:p>81-GRM21BR61E226ME4K</text:p>
          </table:table-cell>
          <table:table-cell table:style-name="ce25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2">
        <office:forms form:automatic-focus="false" form:apply-design-mode="false"/>
        <table:table-column table:style-name="co69" table:default-cell-style-name="ce1"/>
        <table:table-column table:style-name="co8" table:default-cell-style-name="ce19"/>
        <table:table-column table:style-name="co9" table:default-cell-style-name="ce14"/>
        <table:table-column table:style-name="co10" table:default-cell-style-name="ce14"/>
        <table:table-column table:style-name="co70" table:default-cell-style-name="ce19"/>
        <table:table-column table:style-name="co71" table:default-cell-style-name="ce1"/>
        <table:table-column table:style-name="co12" table:default-cell-style-name="ce19"/>
        <table:table-column table:style-name="co80" table:default-cell-style-name="ce1"/>
        <table:table-column table:style-name="co81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7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7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MCP23017T-E/SOCT-ND</text:p>
          </table:table-cell>
          <table:table-cell table:style-name="ce23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ULN2003ADR2GOSCT-ND</text:p>
          </table:table-cell>
          <table:table-cell table:style-name="ce23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Z2144-ND</text:p>
          </table:table-cell>
          <table:table-cell table:style-name="ce23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5, J5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S1011E-03-ND</text:p>
          </table:table-cell>
          <table:table-cell table:style-name="ce29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DR 3POS 0.1 GOLD PCB</text:p>
          </table:table-cell>
          <table:table-cell office:value-type="float" office:value="3">
            <text:p>3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11">
            <text:p>$1.11</text:p>
          </table:table-cell>
          <table:table-cell office:value-type="string">
            <text:p>J59, J62, J6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7036-ND</text:p>
          </table:table-cell>
          <table:table-cell table:style-name="ce23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DR 8POS 0.1 GOLD PCB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26" office:value-type="string">
            <text:p>J56, J57</text:p>
          </table:table-cell>
          <table:table-cell table:style-name="Default" office:value-type="string">
            <text:p>RELAY CONTROL (OPTIONAL)</text:p>
          </table:table-cell>
          <table:table-cell table:style-name="ce26" office:value-type="string">
            <text:p>DIGIKEY</text:p>
          </table:table-cell>
          <table:table-cell table:style-name="ce24" office:value-type="string">
            <text:p>S7041-ND</text:p>
          </table:table-cell>
          <table:table-cell table:style-name="ce29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RES SMD 51 OHM 1% 1/4W 1206</text:p>
          </table:table-cell>
          <table:table-cell table:style-name="ce26" office:value-type="float" office:value="14">
            <text:p>14</text:p>
          </table:table-cell>
          <table:table-cell table:style-name="ce27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26" office:value-type="string">
            <text:p>R21 – R34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4" office:value-type="string">
            <text:p>311-51.0FRCT-ND</text:p>
          </table:table-cell>
          <table:table-cell table:style-name="ce24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ONN HDR 2POS 0.1 GOLD PCB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26" office:value-type="string">
            <text:p>J50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AP CER 0.1UF 50V X7R 0805</text:p>
          </table:table-cell>
          <table:table-cell table:style-name="ce26" office:value-type="float" office:value="3">
            <text:p>3</text:p>
          </table:table-cell>
          <table:table-cell table:style-name="ce27" office:value-type="currency" office:currency="USD" office:value="0.092">
            <text:p>$0.09</text:p>
          </table:table-cell>
          <table:table-cell table:formula="of:=[.C14]*[.B14]" office:value-type="currency" office:currency="USD" office:value="0.276">
            <text:p>$0.28</text:p>
          </table:table-cell>
          <table:table-cell table:style-name="ce26" office:value-type="string">
            <text:p>C77 – C79</text:p>
          </table:table-cell>
          <table:table-cell table:style-name="Default" office:value-type="string">
            <text:p>IC PWR BYPASS</text:p>
          </table:table-cell>
          <table:table-cell table:style-name="ce26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7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 table:number-rows-repeated="2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82" table:default-cell-style-name="Default"/>
        <table:table-column table:style-name="co18" table:default-cell-style-name="ce26"/>
        <table:table-column table:style-name="co19" table:default-cell-style-name="ce27"/>
        <table:table-column table:style-name="co20" table:default-cell-style-name="ce27"/>
        <table:table-column table:style-name="co83" table:default-cell-style-name="ce26"/>
        <table:table-column table:style-name="co84" table:default-cell-style-name="Default"/>
        <table:table-column table:style-name="co23" table:default-cell-style-name="ce26"/>
        <table:table-column table:style-name="co58" table:default-cell-style-name="Default"/>
        <table:table-column table:style-name="co85" table:default-cell-style-name="Default"/>
        <table:table-column table:style-name="co26" table:number-columns-repeated="1015" table:default-cell-style-name="Default"/>
        <table:table-row table:style-name="ro7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7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4">
          <table:table-cell table:style-name="ce23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3]*[.B3]" office:value-type="currency" office:currency="USD" office:value="0.071">
            <text:p>$0.07</text:p>
          </table:table-cell>
          <table:table-cell table:style-name="ce19" office:value-type="string">
            <text:p>R61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table:style-name="ce19" office:value-type="string">
            <text:p>R59, R60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5]*[.B5]" office:value-type="currency" office:currency="USD" office:value="0.48">
            <text:p>$0.48</text:p>
          </table:table-cell>
          <table:table-cell table:style-name="ce19" office:value-type="string">
            <text:p>D54, D55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14" office:value-type="currency" office:currency="USD" office:value="0.267">
            <text:p>$0.27</text:p>
          </table:table-cell>
          <table:table-cell table:style-name="ce14" table:formula="of:=[.C6]*[.B6]" office:value-type="currency" office:currency="USD" office:value="0.267">
            <text:p>$0.27</text:p>
          </table:table-cell>
          <table:table-cell table:style-name="ce19" office:value-type="string">
            <text:p>D56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14" table:formula="of:=[.C7]*[.B7]" office:value-type="currency" office:currency="USD" office:value="1.29">
            <text:p>$1.29</text:p>
          </table:table-cell>
          <table:table-cell office:value-type="string">
            <text:p>U9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3" office:value-type="string">
            <text:p>296-48522-1-ND</text:p>
          </table:table-cell>
          <table:table-cell table:style-name="ce23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4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14" table:formula="of:=[.C8]*[.B8]" office:value-type="currency" office:currency="USD" office:value="1.52">
            <text:p>$1.52</text:p>
          </table:table-cell>
          <table:table-cell office:value-type="string">
            <text:p>U15, U18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3" office:value-type="string">
            <text:p>NJM2068M-ND</text:p>
          </table:table-cell>
          <table:table-cell table:style-name="ce23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4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3" office:value-type="string">
            <text:p>887-2181CS08-U</text:p>
          </table:table-cell>
          <table:table-cell table:style-name="ce23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2.00KFRCT-ND</text:p>
          </table:table-cell>
          <table:table-cell table:style-name="ce24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78K OHM 1% 1/4W 1206</text:p>
          </table:table-cell>
          <table:table-cell table:style-name="ce28" office:value-type="float" office:value="4">
            <text:p>4</text:p>
          </table:table-cell>
          <table:table-cell table:style-name="ce46"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4">
            <text:p>$0.40</text:p>
          </table:table-cell>
          <table:table-cell table:style-name="ce28" office:value-type="string">
            <text:p>R39, R41, R43, R45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178KFRCT-ND</text:p>
          </table:table-cell>
          <table:table-cell table:style-name="ce24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6.49K OHM 1% 1/4W 1206</text:p>
          </table:table-cell>
          <table:table-cell table:style-name="ce28" office:value-type="float" office:value="4">
            <text:p>4</text:p>
          </table:table-cell>
          <table:table-cell table:style-name="ce46"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table:style-name="ce28" office:value-type="string">
            <text:p>R40, R42, R44, R46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6.49KFRCT-ND</text:p>
          </table:table-cell>
          <table:table-cell table:style-name="ce24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6.34K OHM 1% 1/4W 1206</text:p>
          </table:table-cell>
          <table:table-cell table:style-name="ce28" office:value-type="float" office:value="4">
            <text:p>4</text:p>
          </table:table-cell>
          <table:table-cell table:style-name="ce46" office:value-type="currency" office:currency="USD" office:value="0.1">
            <text:p>$0.10</text:p>
          </table:table-cell>
          <table:table-cell table:style-name="ce14" table:formula="of:=[.C13]*[.B13]" office:value-type="currency" office:currency="USD" office:value="0.4">
            <text:p>$0.40</text:p>
          </table:table-cell>
          <table:table-cell table:style-name="ce28" office:value-type="string">
            <text:p>R35 – R38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6.34KFRCT-ND</text:p>
          </table:table-cell>
          <table:table-cell table:style-name="ce24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20K OHM 1% 1/4W 1206</text:p>
          </table:table-cell>
          <table:table-cell table:style-name="ce28" office:value-type="float" office:value="8">
            <text:p>8</text:p>
          </table:table-cell>
          <table:table-cell table:style-name="ce46" office:value-type="currency" office:currency="USD" office:value="0.1">
            <text:p>$0.10</text:p>
          </table:table-cell>
          <table:table-cell table:style-name="ce14" table:formula="of:=[.C14]*[.B14]" office:value-type="currency" office:currency="USD" office:value="0.8">
            <text:p>$0.80</text:p>
          </table:table-cell>
          <table:table-cell table:style-name="ce28" office:value-type="string">
            <text:p>R51 – R58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20.0KFRCT-ND</text:p>
          </table:table-cell>
          <table:table-cell table:style-name="ce24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AP CER 22PF 100V C0G/NPO 0805</text:p>
          </table:table-cell>
          <table:table-cell table:style-name="ce28" office:value-type="float" office:value="4">
            <text:p>4</text:p>
          </table:table-cell>
          <table:table-cell table:style-name="ce46" office:value-type="currency" office:currency="USD" office:value="0.14">
            <text:p>$0.14</text:p>
          </table:table-cell>
          <table:table-cell table:style-name="ce14" table:formula="of:=[.C15]*[.B15]" office:value-type="currency" office:currency="USD" office:value="0.56">
            <text:p>$0.56</text:p>
          </table:table-cell>
          <table:table-cell table:style-name="ce28" office:value-type="string">
            <text:p>C35, C36, C39, C40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1840-1-ND</text:p>
          </table:table-cell>
          <table:table-cell table:style-name="ce24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4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16]*[.B16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4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4" table:formula="of:=[.C17]*[.B17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14" table:formula="of:=[.C18]*[.B18]" office:value-type="currency" office:currency="USD" office:value="0.33">
            <text:p>$0.33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4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4" table:formula="of:=[.C19]*[.B19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25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4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4" table:formula="of:=[.C20]*[.B20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25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4" table:formula="of:=[.C21]*[.B21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table:formula="of:=[.C22]*[.B22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4">
          <table:table-cell office:value-type="string">
            <text:p>CAP CER 0.1UF 50V X7R 0805</text:p>
          </table:table-cell>
          <table:table-cell office:value-type="float" office:value="20">
            <text:p>20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23]*[.B23]" office:value-type="currency" office:currency="USD" office:value="1.84">
            <text:p>$1.84</text:p>
          </table:table-cell>
          <table:table-cell office:value-type="string">
            <text:p>C29 – C32, C41 – C44, C55 – C62, C120, C121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4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14" table:formula="of:=[.C24]*[.B24]" office:value-type="currency" office:currency="USD" office:value="0.39">
            <text:p>$0.39</text:p>
          </table:table-cell>
          <table:table-cell office:value-type="string">
            <text:p>U11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25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4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25]*[.B25]" office:value-type="currency" office:currency="USD" office:value="0.4">
            <text:p>$0.40</text:p>
          </table:table-cell>
          <table:table-cell office:value-type="string">
            <text:p>R64 – R67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25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CU PCA" table:style-name="ta13">
        <office:forms form:automatic-focus="false" form:apply-design-mode="false"/>
        <table:table-column table:style-name="co86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61" table:default-cell-style-name="ce19"/>
        <table:table-column table:style-name="co87" table:default-cell-style-name="ce1"/>
        <table:table-column table:style-name="co88" table:default-cell-style-name="ce19"/>
        <table:table-column table:style-name="co89" table:default-cell-style-name="ce1"/>
        <table:table-column table:style-name="co90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7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7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4">
          <table:table-cell office:value-type="string">
            <text:p>CONN HDR 15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4]*[.B4]" office:value-type="currency" office:currency="USD" office:value="2.04">
            <text:p>$2.04</text:p>
          </table:table-cell>
          <table:table-cell office:value-type="string">
            <text:p>J28, J30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25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4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5]*[.B5]" office:value-type="currency" office:currency="USD" office:value="1.5">
            <text:p>$1.50</text:p>
          </table:table-cell>
          <table:table-cell office:value-type="string">
            <text:p>U10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25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2POS 2.5MM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131">
            <text:p>$0.13</text:p>
          </table:table-cell>
          <table:table-cell table:formula="of:=[.C6]*[.B6]" office:value-type="currency" office:currency="USD" office:value="0.262">
            <text:p>$0.26</text:p>
          </table:table-cell>
          <table:table-cell table:style-name="ce26" office:value-type="string">
            <text:p>J34, J35</text:p>
          </table:table-cell>
          <table:table-cell table:style-name="Default" office:value-type="string">
            <text:p>+5V</text:p>
          </table:table-cell>
          <table:table-cell table:style-name="ce26"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ONN HDR 2POS 0.1 GOLD PCB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33">
            <text:p>$0.33</text:p>
          </table:table-cell>
          <table:table-cell table:formula="of:=[.C7]*[.B7]" office:value-type="currency" office:currency="USD" office:value="0.66">
            <text:p>$0.66</text:p>
          </table:table-cell>
          <table:table-cell table:style-name="ce26" office:value-type="string">
            <text:p>J27, J29</text:p>
          </table:table-cell>
          <table:table-cell table:style-name="Default" office:value-type="string">
            <text:p>I2C Conn</text:p>
          </table:table-cell>
          <table:table-cell table:style-name="ce26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8]*[.B8]" office:value-type="currency" office:currency="USD" office:value="0.48">
            <text:p>$0.48</text:p>
          </table:table-cell>
          <table:table-cell table:style-name="ce26" office:value-type="string">
            <text:p>J33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4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9]*[.B9]" office:value-type="currency" office:currency="USD" office:value="0.49">
            <text:p>$0.49</text:p>
          </table:table-cell>
          <table:table-cell office:value-type="string">
            <text:p>J32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25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4">
          <table:table-cell office:value-type="string">
            <text:p>RES SMD 1.5K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2.94">
            <text:p>$2.94</text:p>
          </table:table-cell>
          <table:table-cell office:value-type="string">
            <text:p>R126 – R131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AP CER 0.1UF 50V X7R 0805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092">
            <text:p>$0.09</text:p>
          </table:table-cell>
          <table:table-cell table:formula="of:=[.C11]*[.B11]" office:value-type="currency" office:currency="USD" office:value="0.184">
            <text:p>$0.18</text:p>
          </table:table-cell>
          <table:table-cell table:style-name="ce26" office:value-type="string">
            <text:p>C75,C76</text:p>
          </table:table-cell>
          <table:table-cell table:style-name="Default" office:value-type="string">
            <text:p>IC PWR BYPASS</text:p>
          </table:table-cell>
          <table:table-cell table:style-name="ce26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ONT PANEL SELECT PCA" table:style-name="ta14">
        <office:forms form:automatic-focus="false" form:apply-design-mode="false"/>
        <table:table-column table:style-name="co91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92" table:default-cell-style-name="ce19"/>
        <table:table-column table:style-name="co93" table:default-cell-style-name="ce1"/>
        <table:table-column table:style-name="co94" table:default-cell-style-name="ce19"/>
        <table:table-column table:style-name="co95" table:default-cell-style-name="ce1"/>
        <table:table-column table:style-name="co96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7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7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4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MCP23017T-E/SOCT-ND</text:p>
          </table:table-cell>
          <table:table-cell table:style-name="ce23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48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AP CER 0.1UF 50V X7R 0805</text:p>
          </table:table-cell>
          <table:table-cell table:style-name="ce26" office:value-type="float" office:value="8">
            <text:p>8</text:p>
          </table:table-cell>
          <table:table-cell table:style-name="ce27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7 – C24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24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7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ONN HEADER VERT 5POS 2.54MM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26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25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4">
          <table:table-cell office:value-type="string">
            <text:p>ROTARY ENCODER</text:p>
          </table:table-cell>
          <table:table-cell table:style-name="ce47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0, SW11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CAP CER 0.1UF 50V X7R 0805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092">
            <text:p>$0.09</text:p>
          </table:table-cell>
          <table:table-cell table:formula="of:=[.C12]*[.B12]" office:value-type="currency" office:currency="USD" office:value="0.092">
            <text:p>$0.09</text:p>
          </table:table-cell>
          <table:table-cell table:style-name="ce26" office:value-type="string">
            <text:p>C122</text:p>
          </table:table-cell>
          <table:table-cell table:style-name="Default" office:value-type="string">
            <text:p>IC PWR BYPASS</text:p>
          </table:table-cell>
          <table:table-cell table:style-name="ce26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4">
          <table:table-cell office:value-type="string">
            <text:p>RES SMD 1K OHM 1% 1/4W 1206</text:p>
          </table:table-cell>
          <table:table-cell office:value-type="float" office:value="6">
            <text:p>6</text:p>
          </table:table-cell>
          <table:table-cell table:style-name="ce27" office:value-type="currency" office:currency="USD" office:value="0.1">
            <text:p>$0.10</text:p>
          </table:table-cell>
          <table:table-cell table:formula="of:=[.C13]*[.B13]" office:value-type="currency" office:currency="USD" office:value="0.6">
            <text:p>$0.60</text:p>
          </table:table-cell>
          <table:table-cell office:value-type="string">
            <text:p>R70, R71, R122 – R125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1.00KFRCT-ND</text:p>
          </table:table-cell>
          <table:table-cell office:value-type="string">
            <text:p>https://www.digikey.com/product-detail/en/yageo/RC1206FR-071KL/311-1-00KFRCT-ND/731334</text:p>
          </table:table-cell>
          <table:table-cell table:number-columns-repeated="1015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2" table:default-cell-style-name="Default"/>
        <table:table-column table:style-name="co18" table:default-cell-style-name="ce26"/>
        <table:table-column table:style-name="co19" table:default-cell-style-name="ce33"/>
        <table:table-column table:style-name="co20" table:default-cell-style-name="ce33"/>
        <table:table-column table:style-name="co61" table:default-cell-style-name="Default"/>
        <table:table-column table:style-name="co73" table:default-cell-style-name="Default"/>
        <table:table-column table:style-name="co23" table:default-cell-style-name="Default"/>
        <table:table-column table:style-name="co58" table:default-cell-style-name="Default"/>
        <table:table-column table:style-name="co7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3.3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9.1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1.5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1.00KFRCT-ND</text:p>
          </table:table-cell>
          <table:table-cell table:style-name="ce25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4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25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4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25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4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4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4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5" table:default-cell-style-name="Default"/>
        <table:table-column table:style-name="co14" table:default-cell-style-name="ce26"/>
        <table:table-column table:style-name="co14" table:number-columns-repeated="2" table:default-cell-style-name="ce27"/>
        <table:table-column table:style-name="co14" table:default-cell-style-name="ce26"/>
        <table:table-column table:style-name="co76" table:default-cell-style-name="Default"/>
        <table:table-column table:style-name="co14" table:default-cell-style-name="ce26"/>
        <table:table-column table:style-name="co77" table:default-cell-style-name="Default"/>
        <table:table-column table:style-name="co78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3]*[.B3]" office:value-type="currency" office:currency="USD" office:value="0.48">
            <text:p>$0.48</text:p>
          </table:table-cell>
          <table:table-cell table:style-name="ce19" office:value-type="string">
            <text:p>D57, D58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table:style-name="ce19" office:value-type="string">
            <text:p>R62, R63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4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25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4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table:formula="of:=[.C8]*[.B8]" office:value-type="currency" office:currency="USD" office:value="0.96">
            <text:p>$0.96</text:p>
          </table:table-cell>
          <table:table-cell table:style-name="ce19" office:value-type="string">
            <text:p>J73, J74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4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19" office:value-type="string">
            <text:p>DIGIKEY</text:p>
          </table:table-cell>
          <table:table-cell table:style-name="ce24" office:value-type="string">
            <text:p>311-1.00KFRCT-ND</text:p>
          </table:table-cell>
          <table:table-cell table:style-name="ce29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19" office:value-type="string">
            <text:p>DIGIKEY</text:p>
          </table:table-cell>
          <table:table-cell table:style-name="ce24" office:value-type="string">
            <text:p>311-499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25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5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2">
            <text:p>$0.20</text:p>
          </table:table-cell>
          <table:table-cell office:value-type="string">
            <text:p>R72, R73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25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5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4" table:formula="of:=[.C13]*[.B13]" office:value-type="currency" office:currency="USD" office:value="0.47">
            <text:p>$0.47</text:p>
          </table:table-cell>
          <table:table-cell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4" table:formula="of:=[.C14]*[.B14]" office:value-type="currency" office:currency="USD" office:value="0.4">
            <text:p>$0.40</text:p>
          </table:table-cell>
          <table:table-cell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15]*[.B15]" office:value-type="currency" office:currency="USD" office:value="0.368">
            <text:p>$0.37</text:p>
          </table:table-cell>
          <table:table-cell office:value-type="string">
            <text:p>C63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21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24T21:50:01</dc:date>
    <meta:editing-duration>P12DT6H50M45S</meta:editing-duration>
    <meta:generator>OpenOffice/4.1.7$Unix OpenOffice.org_project/417m1$Build-9800</meta:generator>
    <meta:editing-cycles>164</meta:editing-cycles>
    <meta:document-statistic meta:table-count="16" meta:cell-count="1593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